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16.90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95cm" fo:margin-left="0cm" fo:margin-right="-0.169cm" fo:margin-top="0cm" fo:margin-bottom="0cm" table:align="margins"/>
    </style:style>
    <style:style style:name="Table2.A" style:family="table-column">
      <style:table-column-properties style:column-width="12.252cm" style:rel-column-width="48093*"/>
    </style:style>
    <style:style style:name="Table2.B" style:family="table-column">
      <style:table-column-properties style:column-width="1cm" style:rel-column-width="3925*"/>
    </style:style>
    <style:style style:name="Table2.C" style:family="table-column">
      <style:table-column-properties style:column-width="3.443cm" style:rel-column-width="13517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42cm" fo:margin-left="0cm" fo:margin-right="-0.116cm" fo:margin-top="0cm" fo:margin-bottom="0cm" table:align="margins"/>
    </style:style>
    <style:style style:name="Table3.A" style:family="table-column">
      <style:table-column-properties style:column-width="2.962cm" style:rel-column-width="11662*"/>
    </style:style>
    <style:style style:name="Table3.B" style:family="table-column">
      <style:table-column-properties style:column-width="0.519cm" style:rel-column-width="2042*"/>
    </style:style>
    <style:style style:name="Table3.C" style:family="table-column">
      <style:table-column-properties style:column-width="0.778cm" style:rel-column-width="3063*"/>
    </style:style>
    <style:style style:name="Table3.D" style:family="table-column">
      <style:table-column-properties style:column-width="0.928cm" style:rel-column-width="3653*"/>
    </style:style>
    <style:style style:name="Table3.E" style:family="table-column">
      <style:table-column-properties style:column-width="3.067cm" style:rel-column-width="12079*"/>
    </style:style>
    <style:style style:name="Table3.F" style:family="table-column">
      <style:table-column-properties style:column-width="0.503cm" style:rel-column-width="1979*"/>
    </style:style>
    <style:style style:name="Table3.G" style:family="table-column">
      <style:table-column-properties style:column-width="7.886cm" style:rel-column-width="31057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2" style:family="table-row">
      <style:table-row-properties style:min-row-height="0.529cm"/>
    </style:style>
    <style:style style:name="Table3.3" style:family="table-row">
      <style:table-row-properties style:min-row-height="0.265cm"/>
    </style:style>
    <style:style style:name="Table4" style:family="table">
      <style:table-properties style:width="13.012cm" fo:margin-left="-0.122cm" fo:margin-right="-0.108cm" fo:margin-top="0cm" fo:margin-bottom="0cm" table:align="margins"/>
    </style:style>
    <style:style style:name="Table4.A" style:family="table-column">
      <style:table-column-properties style:column-width="0.741cm" style:rel-column-width="3732*"/>
    </style:style>
    <style:style style:name="Table4.B" style:family="table-column">
      <style:table-column-properties style:column-width="3.281cm" style:rel-column-width="16528*"/>
    </style:style>
    <style:style style:name="Table4.C" style:family="table-column">
      <style:table-column-properties style:column-width="8.989cm" style:rel-column-width="45275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6.642cm" fo:margin-left="0cm" fo:margin-right="-0.116cm" table:align="margins"/>
    </style:style>
    <style:style style:name="Table5.A" style:family="table-column">
      <style:table-column-properties style:column-width="8.992cm" style:rel-column-width="35410*"/>
    </style:style>
    <style:style style:name="Table5.B" style:family="table-column">
      <style:table-column-properties style:column-width="7.65cm" style:rel-column-width="30125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609cm" fo:margin-left="9.028cm" fo:margin-right="-0.111cm" table:align="margins"/>
    </style:style>
    <style:style style:name="Table6.A" style:family="table-column">
      <style:table-column-properties style:column-width="7.609cm" style:rel-column-width="6553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7.62cm" fo:margin-left="9.028cm" fo:margin-right="-0.122cm" table:align="margins"/>
    </style:style>
    <style:style style:name="Table7.A" style:family="table-column">
      <style:table-column-properties style:column-width="7.62cm" style:rel-column-width="65535*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7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Table8" style:family="table">
      <style:table-properties style:width="12.783cm" table:align="margins"/>
    </style:style>
    <style:style style:name="Table8.A" style:family="table-column">
      <style:table-column-properties style:column-width="6.392cm" style:rel-column-width="32767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2.783cm" table:align="margins"/>
    </style:style>
    <style:style style:name="Table9.A" style:family="table-column">
      <style:table-column-properties style:column-width="6.392cm" style:rel-column-width="32767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8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/>
      <style:text-properties style:font-name="Tahoma" fo:font-size="6pt" style:font-size-asian="6pt" style:font-name-complex="Tahoma" style:font-size-complex="6pt"/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2" style:family="paragraph" style:parent-style-name="Standard">
      <style:paragraph-properties fo:margin-top="0cm" fo:margin-bottom="0cm" fo:line-height="100%"/>
    </style:style>
    <style:style style:name="P13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4" style:family="paragraph" style:parent-style-name="Standard">
      <style:paragraph-properties fo:margin-top="0cm" fo:margin-bottom="0cm" fo:line-height="100%"/>
    </style:style>
    <style:style style:name="P15" style:family="paragraph" style:parent-style-name="Standard">
      <style:paragraph-properties fo:margin-top="0cm" fo:margin-bottom="0cm" fo:line-height="100%"/>
      <style:text-properties style:font-name="Tahoma" fo:font-size="6pt" style:font-size-asian="6pt" style:font-name-complex="Tahoma" style:font-size-complex="6pt"/>
    </style:style>
    <style:style style:name="P16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17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18" style:family="paragraph" style:parent-style-name="Standard">
      <style:paragraph-properties fo:margin-top="0cm" fo:margin-bottom="0cm" fo:line-height="100%"/>
      <style:text-properties style:font-name="Tahoma" fo:font-size="10.5pt" style:font-size-asian="10.5pt" style:font-name-complex="Tahoma" style:font-size-complex="10.5pt"/>
    </style:style>
    <style:style style:name="P19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20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Tahoma" fo:font-size="6pt" style:font-size-asian="6pt" style:font-name-complex="Tahoma" style:font-size-complex="6pt"/>
    </style:style>
    <style:style style:name="T4" style:family="text">
      <style:text-properties style:font-name="Tahoma" fo:font-size="11pt" style:font-size-asian="11pt" style:font-name-complex="Tahoma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T-8</text:p>
                </table:table-cell>
              </table:table-row>
              <table:table-row>
                <table:table-cell table:style-name="Table2.A1" office:value-type="string">
                  <text:p text:style-name="P2">“UNTUK KEADILAN”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/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6">SURAT PERINTAH </text:p>
            <text:p text:style-name="P6">{isi1}</text:p>
          </table:table-cell>
        </table:table-row>
        <table:table-row>
          <table:table-cell table:style-name="Table1.A1" office:value-type="string">
            <text:p text:style-name="P5">NOMOR : PRINT- {no_surat}</text:p>
          </table:table-cell>
        </table:table-row>
        <table:table-row>
          <table:table-cell table:style-name="Table1.A1" office:value-type="string">
            <text:p text:style-name="P5">KEPALA {nama_satker}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row>
                <table:table-cell table:style-name="Table3.A1" office:value-type="string">
                  <text:p text:style-name="P2">Dasar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table:number-columns-spanned="5" office:value-type="string">
                  <table:table table:name="Table8" table:style-name="Table8">
                    <table:table-column table:style-name="Table8.A" table:number-columns-repeated="2"/>
                    <table:table-row>
                      <table:table-cell table:style-name="Table8.A1" office:value-type="string">
                        <text:p text:style-name="P12"><text:span text:style-name="T3">[!-- BEGIN Dasar --]</text:span><text:span text:style-name="T4">{nourut}</text:span></text:p>
                      </table:table-cell>
                      <table:table-cell table:style-name="Table8.B1" office:value-type="string">
                        <text:p text:style-name="P13">{isidetail}</text:p>
                      </table:table-cell>
                    </table:table-row>
                    <table:table-row>
                      <table:table-cell table:style-name="Table8.A2" office:value-type="string">
                        <text:p text:style-name="P10">[!-- END Dasar --]</text:p>
                      </table:table-cell>
                      <table:table-cell table:style-name="Table8.B2" office:value-type="string">
                        <text:p text:style-name="P9"/>
                      </table:table-cell>
                    </table:table-row>
                  </table:table>
                  <text:p text:style-name="P12"><text:span text:style-name="T4"/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2">
                <table:table-cell table:style-name="Table3.A1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3">
                <table:table-cell table:style-name="Table3.A1" office:value-type="string">
                  <text:p text:style-name="P2">Pertimbangan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table:number-columns-spanned="5" office:value-type="string">
                  <table:table table:name="Table9" table:style-name="Table9">
                    <table:table-column table:style-name="Table9.A" table:number-columns-repeated="2"/>
                    <table:table-row>
                      <table:table-cell table:style-name="Table9.A1" office:value-type="string">
                        <text:p text:style-name="P12"><text:span text:style-name="T3">[!-- BEGIN Pertimbangan --]</text:span><text:span text:style-name="T4">{nourut}</text:span></text:p>
                      </table:table-cell>
                      <table:table-cell table:style-name="Table9.B1" office:value-type="string">
                        <text:p text:style-name="P13">{isidetail}</text:p>
                      </table:table-cell>
                    </table:table-row>
                    <table:table-row>
                      <table:table-cell table:style-name="Table9.A2" office:value-type="string">
                        <text:p text:style-name="P10">[!-- END Pertimbangan --]</text:p>
                      </table:table-cell>
                      <table:table-cell table:style-name="Table9.B2" office:value-type="string">
                        <text:p text:style-name="P9"/>
                      </table:table-cell>
                    </table:table-row>
                  </table:table>
                  <text:p text:style-name="P12"><text:span text:style-name="T4"/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7" office:value-type="string">
                  <text:p text:style-name="P5">MEMERINTAHKA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">Kepada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table:number-columns-spanned="5" office:value-type="string">
                  <table:table table:name="Table4" table:style-name="Table4">
                    <table:table-column table:style-name="Table4.A"/>
                    <table:table-column table:style-name="Table4.B"/>
                    <table:table-column table:style-name="Table4.C"/>
                    <table:table-row>
                      <table:table-cell table:style-name="Table4.A1" table:number-columns-spanned="3" office:value-type="string">
                        <text:p text:style-name="P11">Jaksa Penyidik/ Penuntut Umum/ Penyidik AD. HOC/ Penuntut Umum AD HOC:</text:p>
                      </table:table-cell>
                      <table:covered-table-cell/>
                      <table:covered-table-cell/>
                    </table:table-row>
                    <table:table-row>
                      <table:table-cell table:style-name="Table4.A1" office:value-type="string">
                        <text:p text:style-name="P18">[!-- BEGIN Jaksa --]{noUrut}</text:p>
                      </table:table-cell>
                      <table:table-cell table:style-name="Table4.A1" office:value-type="string">
                        <text:p text:style-name="P13">Nama</text:p>
                      </table:table-cell>
                      <table:table-cell table:style-name="Table4.A1" office:value-type="string">
                        <text:p text:style-name="P13">: {namaJaksa}</text:p>
                      </table:table-cell>
                    </table:table-row>
                    <table:table-row>
                      <table:table-cell table:style-name="Table4.A1" office:value-type="string">
                        <text:p text:style-name="P17"/>
                      </table:table-cell>
                      <table:table-cell table:style-name="Table4.A1" office:value-type="string">
                        <text:p text:style-name="P13">Pangkat/NIP</text:p>
                      </table:table-cell>
                      <table:table-cell table:style-name="Table4.A1" office:value-type="string">
                        <text:p text:style-name="P13">: {pangkatJaksa}/{nipJaksa}</text:p>
                      </table:table-cell>
                    </table:table-row>
                    <table:table-row>
                      <table:table-cell table:style-name="Table4.A1" office:value-type="string">
                        <text:p text:style-name="P18">[!-- END Jaksa --]</text:p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</table:table-row>
                  </table:table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1" table:number-rows-spanned="16" office:value-type="string">
                  <text:p text:style-name="P2">Untuk</text:p>
                </table:table-cell>
                <table:table-cell table:style-name="Table3.A1" table:number-rows-spanned="16" office:value-type="string">
                  <text:p text:style-name="P2">:</text:p>
                </table:table-cell>
                <table:table-cell table:style-name="Table3.A1" office:value-type="string">
                  <text:p text:style-name="P7">1.</text:p>
                </table:table-cell>
                <table:table-cell table:style-name="Table3.A1" table:number-columns-spanned="4" office:value-type="string">
                  <text:p text:style-name="P7">{isi1} terdakwa</text:p>
                </table:table-cell>
                <table:covered-table-cell/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table:number-rows-spanned="9" office:value-type="string">
                  <text:p text:style-name="P7"/>
                </table:table-cell>
                <table:table-cell table:style-name="Table3.A1" table:number-columns-spanned="2" office:value-type="string">
                  <text:p text:style-name="P2">Nama Lengkap</text:p>
                </table:table-cell>
                <table:covered-table-cell/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nama_tersangka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table:number-columns-spanned="2" office:value-type="string">
                  <text:p text:style-name="P2">Tempat Lahir</text:p>
                </table:table-cell>
                <table:covered-table-cell/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tempat_lahir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table:number-columns-spanned="2" office:value-type="string">
                  <text:p text:style-name="P2">Umur/ Tanggal Lahir</text:p>
                </table:table-cell>
                <table:covered-table-cell/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umur} / {tgl_lahir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table:number-columns-spanned="2" office:value-type="string">
                  <text:p text:style-name="P2">Jenis Kelamin</text:p>
                </table:table-cell>
                <table:covered-table-cell/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jenis_kelamin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table:number-columns-spanned="2" office:value-type="string">
                  <text:p text:style-name="P2">Kebangsaan/ Kewarganegaraan</text:p>
                </table:table-cell>
                <table:covered-table-cell/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kewarganegaraan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table:number-columns-spanned="2" office:value-type="string">
                  <text:p text:style-name="P2">Tempat Tinggal</text:p>
                </table:table-cell>
                <table:covered-table-cell/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alamat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table:number-columns-spanned="2" office:value-type="string">
                  <text:p text:style-name="P2">Agama</text:p>
                </table:table-cell>
                <table:covered-table-cell/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agama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table:number-columns-spanned="2" office:value-type="string">
                  <text:p text:style-name="P2">Pekerjaan</text:p>
                </table:table-cell>
                <table:covered-table-cell/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pekerjaan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table:number-columns-spanned="2" office:value-type="string">
                  <text:p text:style-name="P2">Pendidikan</text:p>
                </table:table-cell>
                <table:covered-table-cell/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pendidikan}</text:p>
                </table:table-cell>
              </table:table-row>
              <table:table-row>
                <table:covered-table-cell/>
                <table:covered-table-cell/>
                <table:table-cell table:style-name="Table3.A1" table:number-rows-spanned="4" office:value-type="string">
                  <text:p text:style-name="P7"/>
                </table:table-cell>
                <table:table-cell table:style-name="Table3.A1" table:number-columns-spanned="4" office:value-type="string">
                  <text:p text:style-name="P7"/>
                  <text:p text:style-name="P7">Dengan syarat-syarat sebagai berikut:</text:p>
                </table:table-cell>
                <table:covered-table-cell/>
                <table:covered-table-cell/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12"><text:span text:style-name="T3">[!-- BEGIN Syarat --]</text:span><text:span text:style-name="T4">{noUrut}</text:span></text:p>
                </table:table-cell>
                <table:table-cell table:style-name="Table3.A1" table:number-columns-spanned="3" office:value-type="string">
                  <text:p text:style-name="P13">{isiDetail}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10">[!-- END Syarat --]</text:p>
                </table:table-cell>
                <table:table-cell table:style-name="Table3.A1" table:number-columns-spanned="3" office:value-type="string">
                  <text:p text:style-name="P9"/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3.A1" table:number-columns-spanned="4" office:value-type="string">
                  <text:p text:style-name="P11">Karena melanggar syarat-syarat yang telah ditentukan.</text:p>
                </table:table-cell>
                <table:covered-table-cell/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7">2.</text:p>
                </table:table-cell>
                <table:table-cell table:style-name="Table3.A1" table:number-columns-spanned="4" office:value-type="string">
                  <text:p text:style-name="P7">Menyampaikan turunan Surat Perintah ini kepada Kepala RUTAN {isi2}.</text:p>
                </table:table-cell>
                <table:covered-table-cell/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7">3.</text:p>
                </table:table-cell>
                <table:table-cell table:style-name="Table3.A1" table:number-columns-spanned="4" office:value-type="string">
                  <text:p text:style-name="P7">Membuat Berita Acara {isi3}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2">Kepada yang bersangkutan</text:p>
                </table:table-cell>
                <table:table-cell table:style-name="Table5.A1" office:value-type="string">
                  <text:p text:style-name="P2">Dikeluarkan di : {lokasi_surat}</text:p>
                </table:table-cell>
              </table:table-row>
              <table:table-row>
                <table:table-cell table:style-name="Table5.A1" office:value-type="string">
                  <text:p text:style-name="P2">untuk dilaksanakan</text:p>
                </table:table-cell>
                <table:table-cell table:style-name="Table5.A1" office:value-type="string">
                  <text:p text:style-name="P2">Pada tanggal <text:s text:c="2"/>: {tgl_surat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4">KEPALA {nama_satker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2"/>
            <text:p text:style-name="P2"/>
            <text:p text:style-name="P2"/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4">{nama_ttd}</text:p>
                </table:table-cell>
              </table:table-row>
              <table:table-row>
                <table:table-cell table:style-name="Table7.A2" office:value-type="string">
                  <text:p text:style-name="P4">{pangkat_ttd}/ NIP. {nip_ttd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7">TEMBUSAN :</text:p>
            <text:p text:style-name="P7">[!-- BEGIN tembusan --]{isiTembusan}</text:p>
            <text:p text:style-name="P2">[!-- END tembusan --]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5:21:00Z</meta:creation-date>
    <dc:date>2015-10-15T06:17:55.06</dc:date>
    <meta:editing-cycles>33</meta:editing-cycles>
    <meta:editing-duration>PT8H54M49S</meta:editing-duration>
    <meta:document-statistic meta:table-count="9" meta:image-count="0" meta:object-count="0" meta:page-count="2" meta:paragraph-count="77" meta:word-count="178" meta:character-count="1183"/>
    <meta:template xlink:type="simple" xlink:actuate="onRequest" xlink:title="" xlink:href="Normal.dotm"/>
  </office:meta>
</office:document-meta>
</file>